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472cm" fo:min-width="0.782cm"/>
    </style:style>
    <style:style style:name="gr4" style:family="graphic" style:parent-style-name="standard">
      <style:graphic-properties draw:textarea-horizontal-align="justify" draw:textarea-vertical-align="middle" draw:auto-grow-height="false" fo:min-height="1.074cm" fo:min-width="0.282cm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203cm"/>
    </style:style>
    <style:style style:name="gr6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41cm" svg:y1="19.144cm" svg:x2="19.182cm" svg:y2="19.144cm">
          <text:p/>
        </draw:line>
        <draw:custom-shape draw:style-name="gr2" draw:text-style-name="P2" draw:layer="layout" svg:width="1.778cm" svg:height="1.778cm" svg:x="3.39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41cm" svg:y1="14.511cm" svg:x2="4.341cm" svg:y2="19.141cm">
          <text:p/>
        </draw:line>
        <draw:line draw:style-name="gr1" draw:text-style-name="P1" draw:layer="layout" svg:x1="4.382cm" svg:y1="12.734cm" svg:x2="4.299cm" svg:y2="9.261cm">
          <text:p/>
        </draw:line>
        <draw:line draw:style-name="gr1" draw:text-style-name="P1" draw:layer="layout" svg:x1="4.341cm" svg:y1="9.261cm" svg:x2="5.291cm" svg:y2="9.261cm">
          <text:p/>
        </draw:line>
        <draw:custom-shape draw:style-name="gr3" draw:text-style-name="P3" draw:layer="layout" svg:width="1.282cm" svg:height="0.722cm" svg:x="14.315cm" svg:y="9.6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345cm" svg:y1="8.636cm" svg:x2="5.345cm" svg:y2="10.372cm">
          <text:p/>
        </draw:line>
        <draw:line draw:style-name="gr1" draw:text-style-name="P1" draw:layer="layout" svg:x1="5.799cm" svg:y1="8.636cm" svg:x2="5.799cm" svg:y2="10.372cm">
          <text:p/>
        </draw:line>
        <draw:line draw:style-name="gr1" draw:text-style-name="P1" draw:layer="layout" svg:x1="5.793cm" svg:y1="9.341cm" svg:x2="6.827cm" svg:y2="9.341cm">
          <text:p/>
        </draw:line>
        <draw:line draw:style-name="gr1" draw:text-style-name="P1" draw:layer="layout" svg:x1="6.81cm" svg:y1="9.34cm" svg:x2="6.77cm" svg:y2="19.105cm">
          <text:p/>
        </draw:line>
        <draw:custom-shape draw:style-name="gr4" draw:text-style-name="P3" draw:layer="layout" svg:width="0.782cm" svg:height="1.324cm" svg:x="6.459cm" svg:y="12.8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21cm" svg:y1="9.296cm" svg:x2="10.233cm" svg:y2="9.339cm">
          <text:p/>
        </draw:line>
        <draw:line draw:style-name="gr1" draw:text-style-name="P1" draw:layer="layout" svg:x1="10.308cm" svg:y1="8.872cm" svg:x2="10.308cm" svg:y2="11.105cm">
          <text:p/>
        </draw:line>
        <draw:line draw:style-name="gr1" draw:text-style-name="P1" draw:layer="layout" svg:x1="10.361cm" svg:y1="11.139cm" svg:x2="11.789cm" svg:y2="9.961cm">
          <text:p/>
        </draw:line>
        <draw:line draw:style-name="gr1" draw:text-style-name="P1" draw:layer="layout" svg:x1="11.856cm" svg:y1="9.945cm" svg:x2="10.326cm" svg:y2="8.829cm">
          <text:p/>
        </draw:line>
        <draw:line draw:style-name="gr1" draw:text-style-name="P1" draw:layer="layout" svg:x1="10.963cm" svg:y1="9.211cm" svg:x2="10.941cm" svg:y2="7.794cm">
          <text:p/>
        </draw:line>
        <draw:line draw:style-name="gr1" draw:text-style-name="P1" draw:layer="layout" svg:x1="8.916cm" svg:y1="19.04cm" svg:x2="8.876cm" svg:y2="10.772cm">
          <text:p/>
        </draw:line>
        <draw:line draw:style-name="gr1" draw:text-style-name="P1" draw:layer="layout" svg:x1="16.614cm" svg:y1="12.724cm" svg:x2="16.655cm" svg:y2="9.989cm">
          <text:p/>
        </draw:line>
        <draw:line draw:style-name="gr1" draw:text-style-name="P1" draw:layer="layout" svg:x1="19.143cm" svg:y1="19.183cm" svg:x2="19.221cm" svg:y2="9.883cm">
          <text:p/>
        </draw:line>
        <draw:custom-shape draw:style-name="gr5" draw:text-style-name="P3" draw:layer="layout" svg:width="0.703cm" svg:height="1.405cm" svg:x="8.544cm" svg:y="14.7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03cm" svg:height="1.405cm" svg:x="18.762cm" svg:y="14.7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27cm" svg:y1="10.795cm" svg:x2="10.272cm" svg:y2="10.778cm">
          <text:p/>
        </draw:line>
        <draw:line draw:style-name="gr1" draw:text-style-name="P1" draw:layer="layout" svg:x1="15.807cm" svg:y1="13.22cm" svg:x2="17.626cm" svg:y2="13.22cm">
          <text:p/>
        </draw:line>
        <draw:line draw:style-name="gr1" draw:text-style-name="P1" draw:layer="layout" svg:x1="15.772cm" svg:y1="12.744cm" svg:x2="17.591cm" svg:y2="12.744cm">
          <text:p/>
        </draw:line>
        <draw:line draw:style-name="gr1" draw:text-style-name="P1" draw:layer="layout" svg:x1="13.087cm" svg:y1="10.011cm" svg:x2="13.086cm" svg:y2="13.586cm">
          <text:p/>
        </draw:line>
        <draw:line draw:style-name="gr1" draw:text-style-name="P1" draw:layer="layout" svg:x1="16.592cm" svg:y1="13.255cm" svg:x2="16.497cm" svg:y2="19.066cm">
          <text:p/>
        </draw:line>
        <draw:frame draw:style-name="gr6" draw:text-style-name="P4" draw:layer="layout" svg:width="2.935cm" svg:height="2.025cm" svg:x="3.472cm" svg:y="13.106cm">
          <draw:text-box>
            <text:p>in</text:p>
          </draw:text-box>
        </draw:frame>
        <draw:frame draw:style-name="gr7" draw:text-style-name="P4" draw:layer="layout" svg:width="2.563cm" svg:height="1.484cm" svg:x="4.061cm" svg:y="8.285cm">
          <draw:text-box>
            <text:p>C4</text:p>
          </draw:text-box>
        </draw:frame>
        <draw:frame draw:style-name="gr8" draw:text-style-name="P4" draw:layer="layout" svg:width="1.673cm" svg:height="1.831cm" svg:x="15.161cm" svg:y="13.114cm">
          <draw:text-box>
            <text:p>C3</text:p>
          </draw:text-box>
        </draw:frame>
        <draw:frame draw:style-name="gr9" draw:text-style-name="P4" draw:layer="layout" svg:width="1.901cm" svg:height="1.943cm" svg:x="10.272cm" svg:y="13.963cm">
          <draw:text-box>
            <text:p>R3</text:p>
          </draw:text-box>
        </draw:frame>
        <draw:frame draw:style-name="gr10" draw:text-style-name="P4" draw:layer="layout" svg:width="1.654cm" svg:height="1.695cm" svg:x="6.718cm" svg:y="14.209cm">
          <draw:text-box>
            <text:p>R1</text:p>
          </draw:text-box>
        </draw:frame>
        <draw:frame draw:style-name="gr11" draw:text-style-name="P4" draw:layer="layout" svg:width="2.853cm" svg:height="1.777cm" svg:x="19.149cm" svg:y="16.434cm">
          <draw:text-box>
            <text:p>RL</text:p>
          </draw:text-box>
        </draw:frame>
        <draw:frame draw:style-name="gr12" draw:text-style-name="P4" draw:layer="layout" svg:width="1.586cm" svg:height="1.673cm" svg:x="7.638cm" svg:y="16.334cm">
          <draw:text-box draw:corner-radius="0.442cm">
            <text:p>R4</text:p>
          </draw:text-box>
        </draw:frame>
        <draw:frame draw:style-name="gr13" draw:text-style-name="P5" draw:layer="layout" svg:width="2.564cm" svg:height="1.405cm" svg:x="12.39cm" svg:y="9.079cm">
          <draw:text-box>
            <text:p><text:span text:style-name="T1">out</text:span></text:p>
          </draw:text-box>
        </draw:frame>
        <draw:frame draw:style-name="gr12" draw:text-style-name="P5" draw:layer="layout" svg:width="4.175cm" svg:height="1.673cm" svg:x="10.17cm" svg:y="19.03cm">
          <draw:text-box>
            <text:p><text:span text:style-name="T1">Gnd</text:span></text:p>
            <text:p><text:span text:style-name="T1"/></text:p>
          </draw:text-box>
        </draw:frame>
        <draw:frame draw:style-name="gr13" draw:text-style-name="P5" draw:layer="layout" svg:width="2.315cm" svg:height="1.405cm" svg:x="10.199cm" svg:y="7.007cm">
          <draw:text-box>
            <text:p><text:span text:style-name="T1">Vcc</text:span></text:p>
          </draw:text-box>
        </draw:frame>
        <draw:frame draw:style-name="gr14" draw:text-style-name="P4" draw:layer="layout" svg:width="1.447cm" svg:height="0.962cm" svg:x="3.473cm" svg:y="11.659cm">
          <draw:text-box>
            <text:p>+</text:p>
          </draw:text-box>
        </draw:frame>
        <draw:frame draw:style-name="gr14" draw:text-style-name="P4" draw:layer="layout" svg:width="0.537cm" svg:height="0.962cm" svg:x="3.556cm" svg:y="14.181cm">
          <draw:text-box draw:corner-radius="0.455cm">
            <text:p>-</text:p>
          </draw:text-box>
        </draw:frame>
        <draw:line draw:style-name="gr1" draw:text-style-name="P1" draw:layer="layout" svg:x1="8.895cm" svg:y1="13.659cm" svg:x2="13.086cm" svg:y2="13.658cm">
          <text:p/>
        </draw:line>
        <draw:line draw:style-name="gr1" draw:text-style-name="P1" draw:layer="layout" svg:x1="11.827cm" svg:y1="9.941cm" svg:x2="19.221cm" svg:y2="9.961cm">
          <text:p/>
        </draw:line>
        <draw:custom-shape draw:style-name="gr3" draw:text-style-name="P3" draw:layer="layout" svg:width="1.282cm" svg:height="0.722cm" svg:x="10.269cm" svg:y="13.2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2cm" svg:height="0.722cm" svg:x="14.315cm" svg:y="9.6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901cm" svg:height="1.943cm" svg:x="14.206cm" svg:y="10.389cm">
          <draw:text-box>
            <text:p>R2</text:p>
          </draw:text-box>
        </draw:frame>
        <draw:line draw:style-name="gr1" draw:text-style-name="P1" draw:layer="layout" svg:x1="11.034cm" svg:y1="12.001cm" svg:x2="11.012cm" svg:y2="10.584cm">
          <text:p/>
        </draw:line>
        <draw:frame draw:style-name="gr14" draw:text-style-name="P4" draw:layer="layout" svg:width="1.447cm" svg:height="0.962cm" svg:x="9.504cm" svg:y="8.479cm">
          <draw:text-box>
            <text:p>+</text:p>
          </draw:text-box>
        </draw:frame>
        <draw:frame draw:style-name="gr14" draw:text-style-name="P4" draw:layer="layout" svg:width="0.537cm" svg:height="0.962cm" svg:x="9.705cm" svg:y="10.096cm">
          <draw:text-box draw:corner-radius="0.455cm">
            <text:p>-</text:p>
          </draw:text-box>
        </draw:frame>
        <draw:frame draw:style-name="gr13" draw:text-style-name="P5" draw:layer="layout" svg:width="5.954cm" svg:height="1.405cm" svg:x="10.199cm" svg:y="11.727cm">
          <draw:text-box>
            <text:p><text:span text:style-name="T1">Ve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37:19.564746370</meta:creation-date>
    <dc:date>2021-06-06T11:48:36.246937111</dc:date>
    <meta:editing-duration>PT18M41S</meta:editing-duration>
    <meta:editing-cycles>3</meta:editing-cycles>
    <meta:generator>LibreOffice/6.4.6.2$Linux_X86_64 LibreOffice_project/40$Build-2</meta:generator>
    <meta:document-statistic meta:object-count="47"/>
  </office:meta>
</office:document-meta>
</file>